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2000000642594421C790C56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322cm" svg:height="2.645cm" svg:x="10.133cm" svg:y="12.647cm">
          <draw:image xlink:href="Pictures/1000000000000032000000642594421C790C56D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30T09:37:13.266000000</dc:date>
    <meta:editing-duration>PT49S</meta:editing-duration>
    <meta:editing-cycles>1</meta:editing-cycles>
    <meta:document-statistic meta:object-count="1"/>
    <meta:generator>LibreOffice/5.4.3.2$Windows_X86_64 LibreOffice_project/92a7159f7e4af62137622921e809f8546db437e5</meta:generator>
  </office:meta>
</office:document-meta>
</file>